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4.766cm"/>
    </style:style>
    <style:style style:name="co23" style:family="table-column">
      <style:table-column-properties fo:break-before="auto" style:column-width="3.789cm"/>
    </style:style>
    <style:style style:name="co24" style:family="table-column">
      <style:table-column-properties fo:break-before="auto" style:column-width="2.549cm"/>
    </style:style>
    <style:style style:name="co25" style:family="table-column">
      <style:table-column-properties fo:break-before="auto" style:column-width="14.459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esaurus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f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REFRESH</text:p>
          </table:table-cell>
          <table:table-cell table:style-name="ce6"/>
          <table:table-cell table:style-name="ce6" office:value-type="string">
            <text:p>Recalcul des relation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enu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 office:value-type="string">
            <text:p>%S%app=FDL&amp;action=FDL_METHOD&amp;method=refreshConcepts&amp;id=%I%</text:p>
          </table:table-cell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EXPORT</text:p>
          </table:table-cell>
          <table:table-cell table:style-name="ce7"/>
          <table:table-cell table:style-name="ce7" office:value-type="string">
            <text:p>Ex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SKOSEXPORT&amp;id=%I%</text:p>
          </table:table-cell>
          <table:table-cell table:style-name="ce7" table:number-columns-repeated="5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f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f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f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TITLE</text:p>
          </table:table-cell>
          <table:table-cell table:style-name="ce19" table:formula="of:=[.B10]" office:value-type="string" office:string-value="THC_FR_IDENT">
            <text:p>THC_FR_IDENT</text:p>
          </table:table-cell>
          <table:table-cell table:style-name="ce19" office:value-type="string">
            <text:p>Nom du 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2]+10" office:value-type="float" office:value="40">
            <text:p>4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/>
          <table:table-cell table:style-name="ce19" office:value-type="string">
            <text:p>::gettitle(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f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f:=[.H13]+10" office:value-type="float" office:value="50">
            <text:p>5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f:=[.H14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ITLE</text:p>
          </table:table-cell>
          <table:table-cell table:style-name="ce19" table:formula="of:=[.B15]" office:value-type="string" office:string-value="THC_FR_DESC">
            <text:p>THC_FR_DESC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5]+10" office:value-type="float" office:value="70">
            <text:p>7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f:=[.B15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f:=[.H15]+10" office:value-type="float" office:value="70">
            <text:p>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BEL</text:p>
          </table:table-cell>
          <table:table-cell table:style-name="ce19" table:formula="of:=[.B15]" office:value-type="string" office:string-value="THC_FR_DESC">
            <text:p>THC_FR_DESC</text:p>
          </table:table-cell>
          <table:table-cell table:style-name="ce19" office:value-type="string">
            <text:p>LIbellé cour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7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code court réprésentant le concept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f:=[.B15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f:=[.H18]+10" office:value-type="float" office:value="90">
            <text:p>9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f:=[.B19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9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f:=[.H20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f:=[.H21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f:=[.H22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f:=[.H23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f:=[.H24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f:=[.H25]+10" office:value-type="float" office:value="160">
            <text:p>1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f:=[.H26]+10" office:value-type="float" office:value="170">
            <text:p>1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LANG</text:p>
          </table:table-cell>
          <table:table-cell table:style-name="ce18"/>
          <table:table-cell table:style-name="ce18" office:value-type="string">
            <text:p>Traduc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f:=[.H27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table:formula="of:=[.B28]" office:value-type="string" office:string-value="THC_FR_LANG">
            <text:p>THC_FR_LANG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f:=[.H28]+10" office:value-type="float" office:value="190">
            <text:p>19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f:=[.B29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f:=[.H29]+10" office:value-type="float" office:value="200">
            <text:p>20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f:=[.B29]" office:value-type="string" office:string-value="THC_T_LANG">
            <text:p>THC_T_LANG</text:p>
          </table:table-cell>
          <table:table-cell table:style-name="ce19" office:value-type="string">
            <text:p>Localis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f:=[.H30]+10" office:value-type="float" office:value="210">
            <text:p>21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f:=[.B29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31]+10" office:value-type="float" office:value="220">
            <text:p>22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f:=[.H32]+10" office:value-type="float" office:value="230">
            <text:p>23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f:=[.B33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f:=[.H33]+10" office:value-type="float" office:value="240">
            <text:p>24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f:=[.B34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34]+10" office:value-type="float" office:value="250">
            <text:p>25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f:=[.B34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f:=[.H35]+10" office:value-type="float" office:value="260">
            <text:p>26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hesaurus("THC_THESAURUS")</text:p>
          </table:table-cell>
          <table:table-cell table:style-name="ce19" table:formula="of:=[.H36]+10" office:value-type="float" office:value="270">
            <text:p>27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f:=[.B33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f:=[.H37]+10" office:value-type="float" office:value="280">
            <text:p>28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f:=[.B38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38]+10" office:value-type="float" office:value="290">
            <text:p>29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f:=[.B38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f:=[.H39]+10" office:value-type="float" office:value="300">
            <text:p>30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THC_ADDLANG</text:p>
          </table:table-cell>
          <table:table-cell table:style-name="ce21"/>
          <table:table-cell office:value-type="string">
            <text:p>Ajouter une traduc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number-columns-repeated="3"/>
          <table:table-cell office:value-type="string">
            <text:p>%S%app=GENERIC&amp;action=GENERIC_EDIT&amp;classid=THLANGCONCEPT&amp;thcl_thconcept=%I%&amp;thcl_thesaurus=%THC_THESAURUS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2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office:forms form:automatic-focus="false" form:apply-design-mode="false"/>
        <table:table-column table:style-name="co1" table:default-cell-style-name="ce3"/>
        <table:table-column table:style-name="co22" table:default-cell-style-name="ce3"/>
        <table:table-column table:style-name="co10" table:default-cell-style-name="ce3"/>
        <table:table-column table:style-name="co1" table:number-columns-repeated="3" table:default-cell-style-name="ce3"/>
        <table:table-column table:style-name="co23" table:default-cell-style-name="ce3"/>
        <table:table-column table:style-name="co1" table:number-columns-repeated="4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243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Lang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f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f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 office:value-type="string">
            <text:p>::getDocValue(THCL_THCONCEPT,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f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f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office:value-type="string">
            <text:p>thesaurus.php</text:p>
          </table:table-cell>
          <table:table-cell table:style-name="ce19" office:value-type="string">
            <text:p>getThConcept(D,THCL_THESAURUS,CT):THCL_THCONCEPT,ILINK_THCL_THCONCEPT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f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f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MODATTR</text:p>
          </table:table-cell>
          <table:table-cell table:style-name="ce19" office:value-type="string">
            <text:p>THC_LABEL</text:p>
          </table:table-cell>
          <table:table-cell table:style-name="ce21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MODATTR</text:p>
          </table:table-cell>
          <table:table-cell table:style-name="ce19" office:value-type="string">
            <text:p>THC_PREFLABEL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9">19/11/2008</text:date>, <text:time>11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Eric Brison</meta:initial-creator>
    <meta:creation-date>2007-11-20T09:19:01</meta:creation-date>
    <dc:creator>Eric Brison</dc:creator>
    <dc:date>2008-11-19T11:27:03</dc:date>
    <meta:editing-cycles>102</meta:editing-cycles>
    <meta:editing-duration>PT113H10M19S</meta:editing-duration>
    <meta:document-statistic meta:table-count="3" meta:cell-count="513" meta:object-count="0"/>
    <meta:user-defined meta:name="Info 1"/>
    <meta:user-defined meta:name="Info 2"/>
    <meta:user-defined meta:name="Info 3"/>
    <meta:user-defined meta:name="Info 4"/>
  </office:meta>
</office:document-meta>
</file>